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Bitstream Vera Sans Mono', 'Courier New', Courier, monospace"/>
    <style:font-face style:name="Consolas1"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ofia-pro" svg:font-family="sofia-pro, sans-serif"/>
    <style:font-face style:name="var font-din" svg:font-family="'var font-din'"/>
  </office:font-face-decls>
  <office:automatic-styles>
    <style:style style:name="Table1" style:family="table">
      <style:table-properties style:width="4.7069in" table:align="left"/>
    </style:style>
    <style:style style:name="Table1.A" style:family="table-column">
      <style:table-column-properties style:column-width="4.7069in"/>
    </style:style>
    <style:style style:name="Table1.A1" style:family="table-cell">
      <style:table-cell-properties style:vertical-align="middle" fo:padding="0in" fo:border="none"/>
    </style:style>
    <style:style style:name="Table2" style:family="table">
      <style:table-properties style:width="5.0417in" table:align="left"/>
    </style:style>
    <style:style style:name="Table2.A" style:family="table-column">
      <style:table-column-properties style:column-width="5.0417in"/>
    </style:style>
    <style:style style:name="Table2.A1" style:family="table-cell">
      <style:table-cell-properties style:vertical-align="middle" fo:padding="0in" fo:border="none"/>
    </style:style>
    <style:style style:name="Table3" style:family="table">
      <style:table-properties style:width="5.2014in" table:align="left"/>
    </style:style>
    <style:style style:name="Table3.A" style:family="table-column">
      <style:table-column-properties style:column-width="5.2014in"/>
    </style:style>
    <style:style style:name="Table3.A1" style:family="table-cell">
      <style:table-cell-properties style:vertical-align="middle" fo:padding="0in" fo:border="none"/>
    </style:style>
    <style:style style:name="P1" style:family="paragraph" style:parent-style-name="Heading_20_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sofia-pro" fo:font-size="24pt" fo:letter-spacing="normal" fo:font-style="normal" fo:font-weight="normal"/>
    </style:style>
    <style:style style:name="P2" style:family="paragraph" style:parent-style-name="Heading_20_3">
      <style:paragraph-properties fo:margin-left="0in" fo:margin-right="0in" fo:margin-top="0.25in" fo:margin-bottom="0.25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var font-din" fo:font-size="13.5pt" fo:font-style="normal" fo:font-weight="normal" loext:padding="0in" loext:border="none"/>
    </style:style>
    <style:style style:name="P3" style:family="paragraph" style:parent-style-name="Preformatted_20_Text">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Consolas1" fo:font-size="12pt" fo:font-style="normal" fo:font-weight="normal" loext:padding="0in" loext:border="none"/>
    </style:style>
    <style:style style:name="P4" style:family="paragraph" style:parent-style-name="Preformatted_20_Text">
      <style:paragraph-properties fo:margin-top="0in" fo:margin-bottom="0.1043in" style:contextual-spacing="false" fo:line-height="167%" fo:text-align="start" style:justify-single-word="false" fo:orphans="2" fo:widows="2" fo:padding="0in" fo:border="none"/>
      <style:text-properties fo:font-variant="normal" fo:text-transform="none" fo:color="#273239" loext:opacity="100%" style:font-name="Consolas1" fo:font-size="12pt" fo:font-style="normal" fo:font-weight="normal" loext:padding="0in" loext:border="none"/>
    </style:style>
    <style:style style:name="P5" style:family="paragraph" style:parent-style-name="Quotations">
      <style:paragraph-properties fo:margin-left="0.3937in" fo:margin-right="0.3937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var font-din" fo:font-size="12.75pt" fo:font-style="italic" fo:font-weight="normal" loext:padding="0in" loext:border="none"/>
    </style:style>
    <style:style style:name="P6" style:family="paragraph" style:parent-style-name="Quotations">
      <style:paragraph-properties fo:margin-left="0.3937in" fo:margin-right="0.3937in" fo:margin-top="0in" fo:margin-bottom="0in" style:contextual-spacing="false" fo:line-height="167%" fo:text-align="center" style:justify-single-word="false" fo:orphans="2" fo:widows="2" fo:text-indent="0in" style:auto-text-indent="false" fo:padding="0in" fo:border="none"/>
      <style:text-properties fo:font-variant="normal" fo:text-transform="none" fo:color="#273239" loext:opacity="100%" style:font-name="var font-din" fo:font-size="12.75pt" fo:font-style="italic" fo:font-weight="normal" style:font-name-asian="var font-din" style:font-size-asian="12.75pt" style:font-style-asian="italic" style:font-weight-asian="normal" style:font-name-complex="var font-din" style:font-size-complex="12.75pt" style:font-style-complex="italic" style:font-weight-complex="normal" loext:padding="0in" loext:border="none"/>
    </style:style>
    <style:style style:name="P7" style:family="paragraph" style:parent-style-name="Quotations">
      <style:paragraph-properties fo:margin-left="0.3937in" fo:margin-right="0.3937in" fo:margin-top="0in" fo:margin-bottom="0in" style:contextual-spacing="false" fo:line-height="167%" fo:text-align="center" style:justify-single-word="false" fo:orphans="2" fo:widows="2" fo:text-indent="0in" style:auto-text-indent="false" fo:padding="0in" fo:border="none"/>
      <style:text-properties loext:padding="0in" loext:border="none"/>
    </style:style>
    <style:style style:name="P8"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9"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sofia-pro" fo:font-size="11.25pt" fo:letter-spacing="normal" fo:font-style="normal" fo:font-weight="normal" loext:padding="0in" loext:border="none"/>
    </style:style>
    <style:style style:name="P1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273239" loext:opacity="100%" style:font-name="sofia-pro" fo:font-size="24pt" fo:letter-spacing="normal" fo:font-style="normal" fo:font-weight="normal"/>
    </style:style>
    <style:style style:name="P11" style:family="paragraph" style:parent-style-name="Text_20_body">
      <style:paragraph-properties fo:margin-left="0in" fo:margin-right="0in" fo:margin-top="0in" fo:margin-bottom="0in" style:contextual-spacing="false" fo:line-height="167%" fo:text-align="center" style:justify-single-word="false" fo:orphans="2" fo:widows="2" fo:text-indent="0in" style:auto-text-indent="false"/>
      <style:text-properties fo:font-variant="normal" fo:text-transform="none" fo:color="#273239" loext:opacity="100%" style:font-name="var font-din" fo:font-size="12.75pt" fo:font-style="normal" fo:font-weight="normal" style:font-name-asian="var font-din" style:font-size-asian="12.75pt" style:font-style-asian="normal" style:font-weight-asian="normal" style:font-name-complex="var font-din" style:font-size-complex="12.75pt" style:font-style-complex="normal" style:font-weight-complex="normal" loext:padding="0in" loext:border="none"/>
    </style:style>
    <style:style style:name="P12" style:family="paragraph" style:parent-style-name="Text_20_body">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P13" style:family="paragraph" style:parent-style-name="Text_20_body" style:list-style-name="L3">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P14" style:family="paragraph" style:parent-style-name="Text_20_body" style:list-style-name="L4">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P15" style:family="paragraph" style:parent-style-name="Text_20_body" style:list-style-name="L5">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P16" style:family="paragraph" style:parent-style-name="Text_20_body" style:list-style-name="L9">
      <style:paragraph-properties fo:margin-left="0.25in" fo:margin-right="0in" fo:margin-top="0in" fo:margin-bottom="0in" style:contextual-spacing="false" fo:line-height="158%" fo:text-align="start" style:justify-single-word="false" fo:orphans="2" fo:widows="2" fo:text-indent="0in" style:auto-text-indent="false" fo:padding="0in" fo:border="none"/>
      <style:text-properties fo:font-variant="normal" fo:text-transform="none" fo:color="#273239" loext:opacity="100%" style:font-name="var font-din" fo:font-size="12.75pt" fo:font-style="normal" fo:font-weight="normal" loext:padding="0in" loext:border="none"/>
    </style:style>
    <style:style style:name="P17" style:family="paragraph" style:parent-style-name="Text_20_body" style:list-style-name="L6">
      <style:paragraph-properties fo:margin-left="0in" fo:margin-right="0.1252in" fo:margin-top="0in" fo:margin-bottom="0in" style:contextual-spacing="false" style:line-height-at-least="0.198in" fo:text-align="start" style:justify-single-word="false" fo:orphans="2" fo:widows="2" fo:text-indent="0in" style:auto-text-indent="false" fo:padding-left="0in" fo:padding-right="0.1252in" fo:padding-top="0.1043in" fo:padding-bottom="0in" fo:border-left="none" fo:border-right="0.06pt solid #dddddd" fo:border-top="2.24pt solid #dddddd" fo:border-bottom="none"/>
      <style:text-properties fo:font-variant="normal" fo:text-transform="none" fo:color="#273239" loext:opacity="100%" style:font-name="var font-din" fo:font-size="13.5pt" fo:font-style="normal" fo:font-weight="normal" loext:padding="0in" loext:border="none"/>
    </style:style>
    <style:style style:name="P18" style:family="paragraph" style:parent-style-name="Text_20_body" style:list-style-name="L7">
      <style:paragraph-properties fo:margin-left="0in" fo:margin-right="0.1252in" fo:margin-top="0in" fo:margin-bottom="0in" style:contextual-spacing="false" style:line-height-at-least="0.198in" fo:text-align="start" style:justify-single-word="false" fo:orphans="2" fo:widows="2" fo:text-indent="0in" style:auto-text-indent="false" fo:padding-left="0in" fo:padding-right="0.1252in" fo:padding-top="0.1043in" fo:padding-bottom="0in" fo:border-left="none" fo:border-right="0.06pt solid #dddddd" fo:border-top="2.24pt solid #dddddd" fo:border-bottom="none"/>
      <style:text-properties fo:font-variant="normal" fo:text-transform="none" fo:color="#273239" loext:opacity="100%" style:font-name="var font-din" fo:font-size="13.5pt" fo:font-style="normal" fo:font-weight="normal" loext:padding="0in" loext:border="none"/>
    </style:style>
    <style:style style:name="P19" style:family="paragraph" style:parent-style-name="Text_20_body" style:list-style-name="L8">
      <style:paragraph-properties fo:margin-left="0in" fo:margin-right="0.1252in" fo:margin-top="0in" fo:margin-bottom="0in" style:contextual-spacing="false" style:line-height-at-least="0.198in" fo:text-align="start" style:justify-single-word="false" fo:orphans="2" fo:widows="2" fo:text-indent="0in" style:auto-text-indent="false" fo:padding-left="0in" fo:padding-right="0.1252in" fo:padding-top="0.1043in" fo:padding-bottom="0in" fo:border-left="none" fo:border-right="0.06pt solid #dddddd" fo:border-top="2.24pt solid #dddddd" fo:border-bottom="none"/>
      <style:text-properties fo:font-variant="normal" fo:text-transform="none" fo:color="#273239" loext:opacity="100%" style:font-name="var font-din" fo:font-size="13.5pt" fo:font-style="normal" fo:font-weight="normal" loext:padding="0in" loext:border="none"/>
    </style:style>
    <style:style style:name="P20" style:family="paragraph" style:parent-style-name="Text_20_body">
      <style:paragraph-properties fo:margin-top="0in" fo:margin-bottom="0in" style:contextual-spacing="false" fo:line-height="167%" fo:text-align="start" style:justify-single-word="false" fo:orphans="2" fo:widows="2"/>
      <style:text-properties fo:font-variant="normal" fo:text-transform="none" fo:color="#273239" loext:opacity="100%" fo:font-size="12.75pt" style:font-size-asian="12.75pt" style:font-size-complex="12.75pt" loext:padding="0in" loext:border="none"/>
    </style:style>
    <style:style style:name="P21" style:family="paragraph" style:parent-style-name="Text_20_body">
      <style:paragraph-properties fo:margin-left="0in" fo:margin-right="0in" fo:margin-top="0in" fo:margin-bottom="0.1043in" style:contextual-spacing="false" fo:line-height="167%" fo:text-align="start" style:justify-single-word="false" fo:orphans="2" fo:widows="2" fo:text-indent="0in" style:auto-text-indent="false" fo:padding="0in" fo:border="none"/>
      <style:text-properties fo:font-variant="normal" fo:text-transform="none" fo:color="#273239" loext:opacity="100%" fo:font-size="12.75pt" loext:padding="0in" loext:border="none"/>
    </style:style>
    <style:style style:name="P22" style:family="paragraph" style:parent-style-name="Text_20_body">
      <style:paragraph-properties fo:margin-left="0in" fo:margin-right="0in" fo:margin-top="0in" fo:margin-bottom="0.1043in" style:contextual-spacing="false" fo:line-height="167%" fo:text-align="center" style:justify-single-word="false" fo:orphans="2" fo:widows="2" fo:text-indent="0in" style:auto-text-indent="false" fo:padding="0in" fo:border="none"/>
      <style:text-properties fo:font-variant="normal" fo:text-transform="none" fo:color="#273239" loext:opacity="100%" loext:padding="0in" loext:border="none"/>
    </style:style>
    <style:style style:name="P23" style:family="paragraph" style:parent-style-name="Text_20_body">
      <style:paragraph-properties fo:margin-left="0in" fo:margin-right="0in" fo:margin-top="0in" fo:margin-bottom="0in" style:contextual-spacing="false" fo:line-height="167%" fo:text-align="start" style:justify-single-word="false" fo:orphans="2" fo:widows="2" fo:text-indent="0in" style:auto-text-indent="false" fo:padding="0in" fo:border="none"/>
    </style:style>
    <style:style style:name="P24" style:family="paragraph" style:parent-style-name="Text_20_body">
      <style:paragraph-properties fo:margin-left="0in" fo:margin-right="0in" fo:margin-top="0in" fo:margin-bottom="0in" style:contextual-spacing="false" fo:line-height="167%" fo:text-align="start" style:justify-single-word="false" fo:orphans="2" fo:widows="2" fo:text-indent="0in" style:auto-text-indent="false"/>
    </style:style>
    <style:style style:name="P25" style:family="paragraph" style:parent-style-name="Text_20_body">
      <style:paragraph-properties fo:margin-left="0in" fo:margin-right="0in" fo:margin-top="0.4165in" fo:margin-bottom="0in" style:contextual-spacing="false" fo:line-height="167%" fo:text-align="start" style:justify-single-word="false" fo:orphans="2" fo:widows="2" fo:text-indent="0in" style:auto-text-indent="false"/>
    </style:style>
    <style:style style:name="P26" style:family="paragraph" style:parent-style-name="Text_20_body">
      <style:paragraph-properties fo:margin-left="0in" fo:margin-right="0in" fo:margin-top="0in" fo:margin-bottom="0in" style:contextual-spacing="false" fo:line-height="167%" fo:text-align="justify" style:justify-single-word="false" fo:orphans="2" fo:widows="2" fo:text-indent="0in" style:auto-text-indent="false" fo:padding="0in" fo:border="none"/>
    </style:style>
    <style:style style:name="P27" style:family="paragraph" style:parent-style-name="Text_20_body" style:list-style-name="L2">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P28" style:family="paragraph" style:parent-style-name="Text_20_body" style:list-style-name="L9">
      <style:paragraph-properties fo:margin-left="0.25in" fo:margin-right="0in" fo:margin-top="0in" fo:margin-bottom="0in" style:contextual-spacing="false" fo:line-height="158%" fo:text-align="start" style:justify-single-word="false" fo:orphans="2" fo:widows="2" fo:text-indent="0in" style:auto-text-indent="false" fo:padding="0in" fo:border="none"/>
    </style:style>
    <style:style style:name="T1" style:family="text">
      <style:text-properties fo:font-size="12.75pt" style:font-size-asian="12.75pt" style:font-size-complex="12.75pt" loext:padding="0in" loext:border="none"/>
    </style:style>
    <style:style style:name="T2" style:family="text">
      <style:text-properties fo:font-variant="normal" fo:text-transform="none" fo:color="#273239" loext:opacity="100%" style:font-name="var font-din" fo:font-size="12.75pt" fo:font-style="normal" fo:font-weight="normal" loext:padding="0in" loext:border="none"/>
    </style:style>
    <style:style style:name="T3" style:family="text">
      <style:text-properties fo:font-variant="normal" fo:text-transform="none" fo:color="#273239" loext:opacity="100%" style:font-name="var font-din" fo:font-size="12.75pt" fo:font-style="normal" fo:font-weight="normal" fo:background-color="#f3fff9" loext:char-shading-value="0" loext:padding="0in" loext:border="none"/>
    </style:style>
    <style:style style:name="T4" style:family="text">
      <style:text-properties fo:font-variant="normal" fo:text-transform="none" fo:color="#273239" loext:opacity="100%" style:font-name="var font-din" fo:font-size="12.75pt" fo:font-style="normal" style:text-underline-style="solid" style:text-underline-width="auto" style:text-underline-color="font-color" fo:font-weight="bold" loext:padding="0in" loext:border="none"/>
    </style:style>
    <style:style style:name="T5" style:family="text">
      <style:text-properties fo:font-variant="normal" fo:text-transform="none" fo:color="#273239" loext:opacity="100%" fo:font-size="12.75pt" loext:padding="0in" loext:border="none"/>
    </style:style>
    <style:style style:name="T6" style:family="text">
      <style:text-properties fo:font-variant="normal" fo:text-transform="none" fo:color="#0f2b3c" loext:opacity="100%" style:font-name="var font-din" fo:font-size="12.75pt" fo:font-style="normal" style:text-underline-style="solid" style:text-underline-width="auto" style:text-underline-color="font-color" fo:font-weight="bold" fo:background-color="#f3fff9" loext:char-shading-value="0" loext:padding="0in" loext:border="none"/>
    </style:style>
    <style:style style:name="T7" style:family="text">
      <style:text-properties fo:font-variant="normal" fo:text-transform="none" fo:color="#008200" loext:opacity="100%" style:font-name="Consolas" fo:font-size="11pt" fo:font-style="normal" fo:font-weight="normal" fo:background-color="#ffffff" loext:char-shading-value="0" loext:padding="0in" loext:border="none"/>
    </style:style>
    <style:style style:name="T8" style:family="text">
      <style:text-properties fo:font-variant="normal" fo:text-transform="none" fo:background-color="#ffffff" loext:char-shading-value="0" loext:padding="0in" loext:border="none"/>
    </style:style>
    <style:style style:name="T9" style:family="text">
      <style:text-properties fo:font-variant="normal" fo:text-transform="none" fo:color="#006699" loext:opacity="100%" style:font-name="Consolas" fo:font-size="11pt" fo:font-style="normal" fo:font-weight="bold" fo:background-color="#ffffff" loext:char-shading-value="0" loext:padding="0in" loext:border="none"/>
    </style:style>
    <style:style style:name="T10" style:family="text">
      <style:text-properties fo:font-variant="normal" fo:text-transform="none" style:font-name="Consolas" fo:font-size="12.5pt" fo:font-style="normal" fo:font-weight="normal" fo:background-color="#ffffff" loext:char-shading-value="0" loext:padding="0in" loext:border="none"/>
    </style:style>
    <style:style style:name="T11" style:family="text">
      <style:text-properties fo:font-variant="normal" fo:text-transform="none" style:font-name="Consolas" fo:font-size="12.5pt" fo:font-style="normal" fo:font-weight="normal" style:font-name-asian="Consolas" style:font-size-asian="12.5pt" style:font-style-asian="normal" style:font-weight-asian="normal" style:font-name-complex="Consolas" style:font-size-complex="12.5pt" style:font-style-complex="normal" style:font-weight-complex="normal"/>
    </style:style>
    <style:style style:name="T12" style:family="text">
      <style:text-properties fo:font-variant="normal" fo:text-transform="none" fo:color="#000000" loext:opacity="100%" style:font-name="Consolas" fo:font-size="11pt" fo:font-style="normal" fo:font-weight="normal" fo:background-color="#ffffff" loext:char-shading-value="0" loext:padding="0in" loext:border="none"/>
    </style:style>
    <style:style style:name="T13" style:family="text">
      <style:text-properties fo:font-variant="normal" fo:text-transform="none" fo:color="#808080" loext:opacity="100%" style:font-name="Consolas" fo:font-size="11pt" fo:font-style="normal" fo:font-weight="normal" fo:background-color="#ffffff" loext:char-shading-value="0" loext:padding="0in" loext:border="none"/>
    </style:style>
    <style:style style:name="T14" style:family="text">
      <style:text-properties fo:font-variant="normal" fo:text-transform="none" fo:color="#009900" loext:opacity="100%" style:font-name="Consolas" fo:font-size="11pt" fo:font-style="normal" fo:font-weight="normal" fo:background-color="#ffffff" loext:char-shading-value="0" loext:padding="0in" loext:border="none"/>
    </style:style>
    <style:style style:name="T15" style:family="text">
      <style:text-properties fo:font-variant="normal" fo:text-transform="none" fo:color="#0000ff" loext:opacity="100%" style:font-name="Consolas" fo:font-size="11pt" fo:font-style="normal" fo:font-weight="normal" fo:background-color="#ffffff" loext:char-shading-value="0" loext:padding="0in" loext:border="none"/>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number text:level="1" text:style-name="Numbering_20_Symbols" loext:num-list-format="%1%." style:num-suffix="." style:num-format="1">
        <style:list-level-properties text:space-before="-0.196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ducer Consumer Solution using BlockingQueue in Java Thread</text:h>
      <text:p text:style-name="P10"/>
      <text:list xml:id="list170978102" text:style-name="L1">
        <text:list-item>
          <text:p text:style-name="P9">Last Updated : 28 Jan, 2021</text:p>
        </text:list-item>
      </text:list>
      <text:p text:style-name="P26"><text:span text:style-name="T2">The</text:span><text:span text:style-name="Strong_20_Emphasis"><text:span text:style-name="T2"> Producer-Consumer </text:span></text:span><text:span text:style-name="T2">problem</text:span><text:span text:style-name="Strong_20_Emphasis"><text:span text:style-name="T2"> </text:span></text:span><text:span text:style-name="T2">is a </text:span><text:a xlink:type="simple" xlink:href="https://www.geeksforgeeks.org/synchronized-in-java/" text:style-name="Internet_20_link" text:visited-style-name="Visited_20_Internet_20_Link"><text:span text:style-name="Strong_20_Emphasis"><text:span text:style-name="T4">synchronization</text:span></text:span></text:a><text:span text:style-name="T2"> issue that arises when one or more threads generate data, placing it on a buffer, and simultaneously, one or more threads consume data from the same buffer. </text:span></text:p>
      <text:p text:style-name="P26"><text:span text:style-name="T2">Doing so can cause a</text:span><text:span text:style-name="Strong_20_Emphasis"><text:span text:style-name="T2"> race condition</text:span></text:span><text:span text:style-name="T2"> in which the threads are racing against each other to complete their task. In this scenario, nothing stops them from entering methods at the same time and producing erroneous results. </text:span></text:p>
      <text:p text:style-name="P23"><text:span text:style-name="T3">Attention reader! Don’t stop learning now. Get hold of all the important </text:span><text:a xlink:type="simple" xlink:href="https://practice.geeksforgeeks.org/courses/Java-Foundation?vC=1" text:style-name="Internet_20_link" text:visited-style-name="Visited_20_Internet_20_Link"><text:span text:style-name="Strong_20_Emphasis"><text:span text:style-name="T6">Java Foundation</text:span></text:span></text:a><text:span text:style-name="T3"> and Collections concepts with the </text:span><text:a xlink:type="simple" xlink:href="https://practice.geeksforgeeks.org/courses/Java-Collections?vC=1" text:style-name="Internet_20_link" text:visited-style-name="Visited_20_Internet_20_Link"><text:span text:style-name="Strong_20_Emphasis"><text:span text:style-name="T6">Fundamentals of Java and Java Collections Course</text:span></text:span></text:a><text:span text:style-name="T3"> at a student-friendly price and become industry ready. To complete your preparation from learning a language to DS Algo and many more,  please refer </text:span><text:a xlink:type="simple" xlink:href="https://practice.geeksforgeeks.org/courses/complete-interview-preparation?utm_source=GeeksforGeeks&amp;utm_medium=Text&amp;utm_campaign=GFG_Article_Bottom_Text_CIP" text:style-name="Internet_20_link" text:visited-style-name="Visited_20_Internet_20_Link"><text:span text:style-name="Strong_20_Emphasis"><text:span text:style-name="T6">Complete Interview Preparation Course</text:span></text:span></text:a><text:span text:style-name="Strong_20_Emphasis"><text:span text:style-name="T3">.</text:span></text:span></text:p>
      <text:p text:style-name="P26"><text:span text:style-name="T2">Moreover, due to a lack of </text:span><text:span text:style-name="Strong_20_Emphasis"><text:span text:style-name="T2">inter-thread communication</text:span></text:span><text:span text:style-name="T2">, the consumer may try to remove an element even though the buffer is empty. Similarly, the producer may try to add an element when the buffer is full. </text:span></text:p>
      <text:p text:style-name="P23"><text:span text:style-name="Strong_20_Emphasis"><text:span text:style-name="T2">Possible Solutions:</text:span></text:span></text:p>
      <text:list xml:id="list2708094773" text:style-name="L2">
        <text:list-item>
          <text:p text:style-name="P27"><text:span text:style-name="Strong_20_Emphasis"><text:span text:style-name="T2">Checking the size of the buffer</text:span></text:span><text:span text:style-name="T2"> before removing and adding seems like a solution. Producer-Consumer systems generally use an infinite while loop. Checking the size for every iteration of the loop would be inefficient. Also, thread-safety cannot be guaranteed. Hence this solution is not used.</text:span></text:p>
        </text:list-item>
        <text:list-item>
          <text:p text:style-name="P27"><text:a xlink:type="simple" xlink:href="https://www.geeksforgeeks.org/producer-consumer-solution-using-threads-java/" text:style-name="Internet_20_link" text:visited-style-name="Visited_20_Internet_20_Link"><text:span text:style-name="Strong_20_Emphasis"><text:span text:style-name="T4">wait() &amp; notify()</text:span></text:span></text:a><text:span text:style-name="T2"> methods can be used to establish inter-thread communication.</text:span></text:p>
        </text:list-item>
        <text:list-item>
          <text:p text:style-name="P27"><text:soft-page-break/><text:span text:style-name="Strong_20_Emphasis"><text:span text:style-name="T2">BlockingQueue</text:span></text:span><text:span text:style-name="T2"> is a less-complex thread-safe alternative to wait() &amp; notify(). This method is discussed in this article.</text:span></text:p>
        </text:list-item>
      </text:list>
      <text:p text:style-name="P23"><text:span text:style-name="Strong_20_Emphasis"><text:span text:style-name="T2">BlockingQueue:</text:span></text:span></text:p>
      <text:p text:style-name="P23"><text:span text:style-name="T2">The </text:span><text:a xlink:type="simple" xlink:href="https://www.geeksforgeeks.org/blockingqueue-interface-in-java/" text:style-name="Internet_20_link" text:visited-style-name="Visited_20_Internet_20_Link"><text:span text:style-name="T4">BlockingQueue interface</text:span></text:a><text:span text:style-name="T2"> is part of the java.util.concurrent package. </text:span></text:p>
      <text:list xml:id="list2347299625" text:style-name="L3">
        <text:list-item>
          <text:p text:style-name="P13">If a producer thread tries to put an element in a full BlockingQueue, it gets blocked and stays blocked until a consumer removes an element.</text:p>
        </text:list-item>
        <text:list-item>
          <text:p text:style-name="P13">Similarly, if a consumer thread tries to take an element from an empty BlockingQueue, it gets blocked and remains blocked until a producer adds an element.</text:p>
        </text:list-item>
      </text:list>
      <text:p text:style-name="P23"><text:span text:style-name="Strong_20_Emphasis"><text:span text:style-name="T2">BlockingQueue has two primary methods</text:span></text:span><text:span text:style-name="T2"> i.e. put() and take()</text:span></text:p>
      <text:p text:style-name="P23"><text:span text:style-name="Strong_20_Emphasis"><text:span text:style-name="T2">put()</text:span></text:span></text:p>
      <text:p text:style-name="P5">void put(E e) throws InterruptedException</text:p>
      <text:p text:style-name="P5">e is the element to be added<text:line-break/>InterruptedException is thrown if the thread is interrupted while waiting</text:p>
      <text:p text:style-name="P23"><text:span text:style-name="Strong_20_Emphasis"><text:span text:style-name="T2">take()</text:span></text:span></text:p>
      <text:p text:style-name="P5">E take() throws InterruptedException</text:p>
      <text:p text:style-name="P5">returns head of the queue<text:line-break/>InterruptedException is thrown if the thread is interrupted while waiting</text:p>
      <text:p text:style-name="P23"><text:span text:style-name="T2">BlockingQueue also has</text:span><text:span text:style-name="Strong_20_Emphasis"><text:span text:style-name="T2"> add(E e)</text:span></text:span><text:span text:style-name="T2"> and </text:span><text:span text:style-name="Strong_20_Emphasis"><text:span text:style-name="T2">remove() </text:span></text:span><text:span text:style-name="T2">methods. But these methods must not be used for producer-consumer problems because:</text:span></text:p>
      <text:list xml:id="list989384634" text:style-name="L4">
        <text:list-item>
          <text:p text:style-name="P14">add will throw IllegalStateException if the queue is full.</text:p>
        </text:list-item>
        <text:list-item>
          <text:p text:style-name="P14">remove returns a boolean, but an element is to be returned.</text:p>
        </text:list-item>
      </text:list>
      <text:h text:style-name="P2" text:outline-level="3"><text:soft-page-break/>Implementation of BlockingQueue</text:h>
      <text:p text:style-name="P12">Since BlockingQueue is an interface, we cannot create its object. Instead, we can create objects of one of the classes which implement BlockingQueue. For this demonstration, ArrayBlockingQueue shall be used.</text:p>
      <text:p text:style-name="P23"><text:span text:style-name="Strong_20_Emphasis"><text:span text:style-name="T2">ArrayBlockingQueue</text:span></text:span></text:p>
      <text:list xml:id="list2100445885" text:style-name="L5">
        <text:list-item>
          <text:p text:style-name="P15">As the name suggests, an ArrayBlockingQueue uses the array data structure as a buffer.</text:p>
        </text:list-item>
        <text:list-item>
          <text:p text:style-name="P15">Since it is an array, its capacity is fixed after declaration.</text:p>
        </text:list-item>
        <text:list-item>
          <text:p text:style-name="P15">It provides fairness as an option. This means threads are given access to the buffer on a first-come, first-serve basis. Fairness is off by default. It can be turned on by placing the boolean value true inside the constructor.</text:p>
        </text:list-item>
      </text:list>
      <text:h text:style-name="P2" text:outline-level="3">Production-Consumer Solution</text:h>
      <text:p text:style-name="P12">Now that we understand what a BlockingQueue is and its usage. Let us apply this knowledge to solve the producer-consumer problem. We can divide this problem into two subproblems by creating a separate class for producer and consumer for convenience. The producer and consumer will be acted upon by different threads but will share a common BlockingQueue buffer.</text:p>
      <text:p text:style-name="P23"><text:span text:style-name="Strong_20_Emphasis"><text:span text:style-name="T2">Producer: </text:span></text:span><text:span text:style-name="T2">As the name suggests, the producer class will produce data. In our case, the producer class is producing numbers in the range [1,4]. It will place this data in the BlockingQueue buffer.</text:span></text:p>
      <text:list xml:id="list2729493446" text:style-name="L6">
        <text:list-item>
          <text:p text:style-name="P17"><text:bookmark text:name="tablist1-tab1"/>Java</text:p>
        </text:list-item>
      </text:list>
      <text:section text:style-name="Sect1" text:name="tablist1-panel1">
        <text:p text:style-name="P24"><text:bookmark text:name="copy-code-button"/></text:p>
        <text:section text:style-name="Sect2" text:name="highlighter_312229">
          <table:table table:name="Table1" table:style-name="Table1">
            <table:table-column table:style-name="Table1.A"/>
            <table:table-row table:style-name="TableLine2263077498976">
              <table:table-cell table:style-name="Table1.A1" office:value-type="string">
                <text:p text:style-name="P8"><text:span text:style-name="Source_20_Text"><text:span text:style-name="T7">// Java program to demonstrate producer code</text:span></text:span></text:p>
                <text:p text:style-name="P8"><text:span text:style-name="Source_20_Text"><text:span text:style-name="T8"> </text:span></text:span><text:span text:style-name="T8"> </text:span></text:p>
                <text:p text:style-name="P8"><text:span text:style-name="Source_20_Text"><text:span text:style-name="T7">// Implement Runnable since object</text:span></text:span></text:p>
                <text:p text:style-name="P8"><text:span text:style-name="Source_20_Text"><text:span text:style-name="T7">// of this class will be executed by</text:span></text:span></text:p>
                <text:p text:style-name="P8"><text:span text:style-name="Source_20_Text"><text:span text:style-name="T7">// a separate thread</text:span></text:span></text:p>
                <text:p text:style-name="P8"><text:soft-page-break/><text:span text:style-name="Source_20_Text"><text:span text:style-name="T9">class</text:span></text:span><text:span text:style-name="T10"> </text:span><text:span text:style-name="Source_20_Text"><text:span text:style-name="T12">producer </text:span></text:span><text:span text:style-name="Source_20_Text"><text:span text:style-name="T9">implements</text:span></text:span><text:span text:style-name="T10"> </text:span><text:span text:style-name="Source_20_Text"><text:span text:style-name="T12">Runnable {</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12">BlockingQueue&lt;Integer&gt; obj;</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9">public</text:span></text:span><text:span text:style-name="T10"> </text:span><text:span text:style-name="Source_20_Text"><text:span text:style-name="T12">producer(BlockingQueue&lt;Integer&gt; obj)</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7">// accept an ArrayBlockingQueue object from</text:span></text:span></text:p>
                <text:p text:style-name="P8"><text:span text:style-name="Source_20_Text"><text:span text:style-name="T8">        </text:span></text:span><text:span text:style-name="Source_20_Text"><text:span text:style-name="T7">// constructor</text:span></text:span></text:p>
                <text:p text:style-name="P8"><text:span text:style-name="Source_20_Text"><text:span text:style-name="T8">        </text:span></text:span><text:span text:style-name="Source_20_Text"><text:span text:style-name="T9">this</text:span></text:span><text:span text:style-name="Source_20_Text"><text:span text:style-name="T12">.obj = obj;</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13">@Override</text:span></text:span><text:span text:style-name="T10"> </text:span><text:span text:style-name="Source_20_Text"><text:span text:style-name="T9">public</text:span></text:span><text:span text:style-name="T10"> </text:span><text:span text:style-name="Source_20_Text"><text:span text:style-name="T9">void</text:span></text:span><text:span text:style-name="T10"> </text:span><text:span text:style-name="Source_20_Text"><text:span text:style-name="T12">run()</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7">// Produce numbers in the range [1,4]</text:span></text:span></text:p>
                <text:p text:style-name="P8"><text:span text:style-name="Source_20_Text"><text:span text:style-name="T8">         </text:span></text:span><text:span text:style-name="Source_20_Text"><text:span text:style-name="T7">// and put them in the buffer</text:span></text:span></text:p>
                <text:p text:style-name="P8"><text:span text:style-name="Source_20_Text"><text:span text:style-name="T8">        </text:span></text:span><text:span text:style-name="Source_20_Text"><text:span text:style-name="T9">for</text:span></text:span><text:span text:style-name="T10"> </text:span><text:span text:style-name="Source_20_Text"><text:span text:style-name="T12">(</text:span></text:span><text:span text:style-name="Source_20_Text"><text:span text:style-name="T9">int</text:span></text:span><text:span text:style-name="T10"> </text:span><text:span text:style-name="Source_20_Text"><text:span text:style-name="T12">i = </text:span></text:span><text:span text:style-name="Source_20_Text"><text:span text:style-name="T14">1</text:span></text:span><text:span text:style-name="Source_20_Text"><text:span text:style-name="T12">; i &lt;= </text:span></text:span><text:span text:style-name="Source_20_Text"><text:span text:style-name="T14">4</text:span></text:span><text:span text:style-name="Source_20_Text"><text:span text:style-name="T12">; i++) {</text:span></text:span></text:p>
                <text:p text:style-name="P8"><text:span text:style-name="Source_20_Text"><text:span text:style-name="T8">            </text:span></text:span><text:span text:style-name="Source_20_Text"><text:span text:style-name="T9">try</text:span></text:span><text:span text:style-name="T10"> </text:span><text:span text:style-name="Source_20_Text"><text:span text:style-name="T12">{</text:span></text:span></text:p>
                <text:p text:style-name="P8"><text:span text:style-name="Source_20_Text"><text:span text:style-name="T8">                </text:span></text:span><text:span text:style-name="Source_20_Text"><text:span text:style-name="T12">obj.put(i);</text:span></text:span></text:p>
                <text:p text:style-name="P8"><text:span text:style-name="Source_20_Text"><text:span text:style-name="T8">                </text:span></text:span><text:span text:style-name="Source_20_Text"><text:span text:style-name="T12">System.out.println(</text:span></text:span><text:span text:style-name="Source_20_Text"><text:span text:style-name="T15">"Produced "</text:span></text:span><text:span text:style-name="T10"> </text:span><text:span text:style-name="Source_20_Text"><text:span text:style-name="T12">+ i);</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9">catch</text:span></text:span><text:span text:style-name="T10"> </text:span><text:span text:style-name="Source_20_Text"><text:span text:style-name="T12">(InterruptedException e) {</text:span></text:span></text:p>
                <text:p text:style-name="P8"><text:span text:style-name="Source_20_Text"><text:span text:style-name="T8">                </text:span></text:span><text:span text:style-name="Source_20_Text"><text:span text:style-name="T12">e.printStackTrace();</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12">}</text:span></text:span></text:p>
              </table:table-cell>
            </table:table-row>
          </table:table>
          <text:p text:style-name="P20"/>
        </text:section>
      </text:section>
      <text:p text:style-name="P23"><text:span text:style-name="Strong_20_Emphasis"><text:span text:style-name="T5">Consumer: </text:span></text:span><text:span text:style-name="T5">The Consumer will take data from the BlockingQueue buffer. In our case, this data will simply be printed.</text:span></text:p>
      <text:list xml:id="list1583948429" text:style-name="L7">
        <text:list-item>
          <text:p text:style-name="P18"><text:bookmark text:name="tablist2-tab1"/>Java</text:p>
        </text:list-item>
      </text:list>
      <text:section text:style-name="Sect1" text:name="tablist2-panel1">
        <text:p text:style-name="P24"><text:bookmark text:name="copy-code-button1"/></text:p>
        <text:section text:style-name="Sect2" text:name="highlighter_665039">
          <table:table table:name="Table2" table:style-name="Table2">
            <table:table-column table:style-name="Table2.A"/>
            <table:table-row table:style-name="TableLine2261508190912">
              <table:table-cell table:style-name="Table2.A1" office:value-type="string">
                <text:p text:style-name="P8"><text:span text:style-name="Source_20_Text"><text:span text:style-name="T7">// Java program to demonstrate consumer code</text:span></text:span></text:p>
                <text:p text:style-name="P8"><text:span text:style-name="Source_20_Text"><text:span text:style-name="T8"> </text:span></text:span><text:span text:style-name="T8"> </text:span></text:p>
                <text:p text:style-name="P8"><text:span text:style-name="Source_20_Text"><text:span text:style-name="T7">// Implement Runnable since object</text:span></text:span></text:p>
                <text:p text:style-name="P8"><text:span text:style-name="Source_20_Text"><text:span text:style-name="T7">// of this class will be executed by</text:span></text:span></text:p>
                <text:p text:style-name="P8"><text:span text:style-name="Source_20_Text"><text:span text:style-name="T7">// a separate thread</text:span></text:span></text:p>
                <text:p text:style-name="P8"><text:span text:style-name="Source_20_Text"><text:span text:style-name="T9">class</text:span></text:span><text:span text:style-name="T10"> </text:span><text:span text:style-name="Source_20_Text"><text:span text:style-name="T12">consumer </text:span></text:span><text:span text:style-name="Source_20_Text"><text:span text:style-name="T9">implements</text:span></text:span><text:span text:style-name="T10"> </text:span><text:span text:style-name="Source_20_Text"><text:span text:style-name="T12">Runnable {</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12">BlockingQueue&lt;Integer&gt; obj;</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7">// Initialize taken to -1</text:span></text:span></text:p>
                <text:p text:style-name="P8"><text:span text:style-name="Source_20_Text"><text:span text:style-name="T8">    </text:span></text:span><text:span text:style-name="Source_20_Text"><text:span text:style-name="T7">// to indicate that no number</text:span></text:span></text:p>
                <text:p text:style-name="P8"><text:span text:style-name="Source_20_Text"><text:span text:style-name="T8">    </text:span></text:span><text:span text:style-name="Source_20_Text"><text:span text:style-name="T7">// has been taken so far.</text:span></text:span></text:p>
                <text:p text:style-name="P8"><text:soft-page-break/><text:span text:style-name="Source_20_Text"><text:span text:style-name="T8">    </text:span></text:span><text:span text:style-name="Source_20_Text"><text:span text:style-name="T9">int</text:span></text:span><text:span text:style-name="T10"> </text:span><text:span text:style-name="Source_20_Text"><text:span text:style-name="T12">taken = -</text:span></text:span><text:span text:style-name="Source_20_Text"><text:span text:style-name="T14">1</text:span></text:span><text:span text:style-name="Source_20_Text"><text:span text:style-name="T12">;</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9">public</text:span></text:span><text:span text:style-name="T10"> </text:span><text:span text:style-name="Source_20_Text"><text:span text:style-name="T12">consumer(BlockingQueue&lt;Integer&gt; obj)</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7">// accept an ArrayBlockingQueue object from</text:span></text:span></text:p>
                <text:p text:style-name="P8"><text:span text:style-name="Source_20_Text"><text:span text:style-name="T8">        </text:span></text:span><text:span text:style-name="Source_20_Text"><text:span text:style-name="T7">// constructor</text:span></text:span></text:p>
                <text:p text:style-name="P8"><text:span text:style-name="Source_20_Text"><text:span text:style-name="T8">        </text:span></text:span><text:span text:style-name="Source_20_Text"><text:span text:style-name="T9">this</text:span></text:span><text:span text:style-name="Source_20_Text"><text:span text:style-name="T12">.obj = obj;</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13">@Override</text:span></text:span><text:span text:style-name="T10"> </text:span><text:span text:style-name="Source_20_Text"><text:span text:style-name="T9">public</text:span></text:span><text:span text:style-name="T10"> </text:span><text:span text:style-name="Source_20_Text"><text:span text:style-name="T9">void</text:span></text:span><text:span text:style-name="T10"> </text:span><text:span text:style-name="Source_20_Text"><text:span text:style-name="T12">run()</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7">// Take numbers from the buffer and</text:span></text:span></text:p>
                <text:p text:style-name="P8"><text:span text:style-name="Source_20_Text"><text:span text:style-name="T8">        </text:span></text:span><text:span text:style-name="Source_20_Text"><text:span text:style-name="T7">// print them, if the last number taken</text:span></text:span></text:p>
                <text:p text:style-name="P8"><text:span text:style-name="Source_20_Text"><text:span text:style-name="T8">        </text:span></text:span><text:span text:style-name="Source_20_Text"><text:span text:style-name="T7">// is 4 then stop</text:span></text:span></text:p>
                <text:p text:style-name="P8"><text:span text:style-name="Source_20_Text"><text:span text:style-name="T8">        </text:span></text:span><text:span text:style-name="Source_20_Text"><text:span text:style-name="T9">while</text:span></text:span><text:span text:style-name="T10"> </text:span><text:span text:style-name="Source_20_Text"><text:span text:style-name="T12">(taken != </text:span></text:span><text:span text:style-name="Source_20_Text"><text:span text:style-name="T14">4</text:span></text:span><text:span text:style-name="Source_20_Text"><text:span text:style-name="T12">) {</text:span></text:span></text:p>
                <text:p text:style-name="P8"><text:span text:style-name="Source_20_Text"><text:span text:style-name="T8">            </text:span></text:span><text:span text:style-name="Source_20_Text"><text:span text:style-name="T9">try</text:span></text:span><text:span text:style-name="T10"> </text:span><text:span text:style-name="Source_20_Text"><text:span text:style-name="T12">{</text:span></text:span></text:p>
                <text:p text:style-name="P8"><text:span text:style-name="Source_20_Text"><text:span text:style-name="T8">                </text:span></text:span><text:span text:style-name="Source_20_Text"><text:span text:style-name="T12">taken = obj.take();</text:span></text:span></text:p>
                <text:p text:style-name="P8"><text:span text:style-name="Source_20_Text"><text:span text:style-name="T8">                </text:span></text:span><text:span text:style-name="Source_20_Text"><text:span text:style-name="T12">System.out.println(</text:span></text:span><text:span text:style-name="Source_20_Text"><text:span text:style-name="T15">"Consumed "</text:span></text:span><text:span text:style-name="T10"> </text:span><text:span text:style-name="Source_20_Text"><text:span text:style-name="T12">+ taken);</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9">catch</text:span></text:span><text:span text:style-name="T10"> </text:span><text:span text:style-name="Source_20_Text"><text:span text:style-name="T12">(InterruptedException e) {</text:span></text:span></text:p>
                <text:p text:style-name="P8"><text:span text:style-name="Source_20_Text"><text:span text:style-name="T8">                </text:span></text:span><text:span text:style-name="Source_20_Text"><text:span text:style-name="T12">e.printStackTrace();</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12">}</text:span></text:span></text:p>
              </table:table-cell>
            </table:table-row>
          </table:table>
          <text:p text:style-name="P20"/>
        </text:section>
      </text:section>
      <text:p text:style-name="P21">Now let us create an ArrayBlockingQueue buffer object, one thread each for Producer and Consumer, and execute the solution.</text:p>
      <text:p text:style-name="P23"><text:span text:style-name="Strong_20_Emphasis"><text:span text:style-name="T2">Producer-Consumer Problem Solution:</text:span></text:span></text:p>
      <text:list xml:id="list3851574452" text:style-name="L8">
        <text:list-item>
          <text:p text:style-name="P19"><text:bookmark text:name="tablist3-tab1"/>Java</text:p>
        </text:list-item>
      </text:list>
      <text:section text:style-name="Sect1" text:name="tablist3-panel1">
        <text:p text:style-name="P24"><text:bookmark text:name="run-code-button"/><text:bookmark text:name="copy-code-button2"/><text:bookmark text:name="run-and-edit-button"/></text:p>
        <text:section text:style-name="Sect2" text:name="highlighter_763204">
          <table:table table:name="Table3" table:style-name="Table3">
            <table:table-column table:style-name="Table3.A"/>
            <table:table-row table:style-name="TableLine2261508203424">
              <table:table-cell table:style-name="Table3.A1" office:value-type="string">
                <text:p text:style-name="P8"><text:span text:style-name="Source_20_Text"><text:span text:style-name="T7">// Java Program to demonstrate producer consumer</text:span></text:span></text:p>
                <text:p text:style-name="P8"><text:span text:style-name="Source_20_Text"><text:span text:style-name="T7">// problem solution</text:span></text:span></text:p>
                <text:p text:style-name="P8"><text:span text:style-name="Source_20_Text"><text:span text:style-name="T8"> </text:span></text:span><text:span text:style-name="T8"> </text:span></text:p>
                <text:p text:style-name="P8"><text:span text:style-name="Source_20_Text"><text:span text:style-name="T7">// Import the BlockingQueue interface and</text:span></text:span></text:p>
                <text:p text:style-name="P8"><text:span text:style-name="Source_20_Text"><text:span text:style-name="T7">// ArrayBlockingQueue class</text:span></text:span></text:p>
                <text:p text:style-name="P8"><text:span text:style-name="Source_20_Text"><text:span text:style-name="T9">import</text:span></text:span><text:span text:style-name="T10"> </text:span><text:span text:style-name="Source_20_Text"><text:span text:style-name="T12">java.util.concurrent.ArrayBlockingQueue;</text:span></text:span></text:p>
                <text:p text:style-name="P8"><text:span text:style-name="Source_20_Text"><text:span text:style-name="T9">import</text:span></text:span><text:span text:style-name="T10"> </text:span><text:span text:style-name="Source_20_Text"><text:span text:style-name="T12">java.util.concurrent.BlockingQueue;</text:span></text:span></text:p>
                <text:p text:style-name="P8"><text:span text:style-name="Source_20_Text"><text:span text:style-name="T8"> </text:span></text:span><text:span text:style-name="T8"> </text:span></text:p>
                <text:p text:style-name="P8"><text:span text:style-name="Source_20_Text"><text:span text:style-name="T7">// Create a Main class for execution</text:span></text:span></text:p>
                <text:p text:style-name="P8"><text:span text:style-name="Source_20_Text"><text:span text:style-name="T9">public</text:span></text:span><text:span text:style-name="T10"> </text:span><text:span text:style-name="Source_20_Text"><text:span text:style-name="T9">class</text:span></text:span><text:span text:style-name="T10"> </text:span><text:span text:style-name="Source_20_Text"><text:span text:style-name="T12">Main {</text:span></text:span></text:p>
                <text:p text:style-name="P8"><text:span text:style-name="Source_20_Text"><text:span text:style-name="T8">    </text:span></text:span><text:span text:style-name="Source_20_Text"><text:span text:style-name="T9">public</text:span></text:span><text:span text:style-name="T10"> </text:span><text:span text:style-name="Source_20_Text"><text:span text:style-name="T9">static</text:span></text:span><text:span text:style-name="T10"> </text:span><text:span text:style-name="Source_20_Text"><text:span text:style-name="T9">void</text:span></text:span><text:span text:style-name="T10"> </text:span><text:span text:style-name="Source_20_Text"><text:span text:style-name="T12">main(String[] args)</text:span></text:span></text:p>
                <text:p text:style-name="P8"><text:soft-page-break/><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7">// Create an ArrayBlockingQueue object with capacity</text:span></text:span></text:p>
                <text:p text:style-name="P8"><text:span text:style-name="Source_20_Text"><text:span text:style-name="T8">        </text:span></text:span><text:span text:style-name="Source_20_Text"><text:span text:style-name="T7">// 4</text:span></text:span></text:p>
                <text:p text:style-name="P8"><text:span text:style-name="Source_20_Text"><text:span text:style-name="T8">        </text:span></text:span><text:span text:style-name="Source_20_Text"><text:span text:style-name="T12">BlockingQueue&lt;Integer&gt; bqueue</text:span></text:span></text:p>
                <text:p text:style-name="P8"><text:span text:style-name="Source_20_Text"><text:span text:style-name="T8">            </text:span></text:span><text:span text:style-name="Source_20_Text"><text:span text:style-name="T12">= </text:span></text:span><text:span text:style-name="Source_20_Text"><text:span text:style-name="T9">new</text:span></text:span><text:span text:style-name="T10"> </text:span><text:span text:style-name="Source_20_Text"><text:span text:style-name="T12">ArrayBlockingQueue&lt;Integer&gt;(</text:span></text:span><text:span text:style-name="Source_20_Text"><text:span text:style-name="T14">4</text:span></text:span><text:span text:style-name="Source_20_Text"><text:span text:style-name="T12">);</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7">// Create 1 object each for producer</text:span></text:span></text:p>
                <text:p text:style-name="P8"><text:span text:style-name="Source_20_Text"><text:span text:style-name="T8">        </text:span></text:span><text:span text:style-name="Source_20_Text"><text:span text:style-name="T7">// and consumer and pass them the common</text:span></text:span></text:p>
                <text:p text:style-name="P8"><text:span text:style-name="Source_20_Text"><text:span text:style-name="T8">        </text:span></text:span><text:span text:style-name="Source_20_Text"><text:span text:style-name="T7">// buffer created above</text:span></text:span></text:p>
                <text:p text:style-name="P8"><text:span text:style-name="Source_20_Text"><text:span text:style-name="T8">        </text:span></text:span><text:span text:style-name="Source_20_Text"><text:span text:style-name="T12">producer p1 = </text:span></text:span><text:span text:style-name="Source_20_Text"><text:span text:style-name="T9">new</text:span></text:span><text:span text:style-name="T10"> </text:span><text:span text:style-name="Source_20_Text"><text:span text:style-name="T12">producer(bqueue);</text:span></text:span></text:p>
                <text:p text:style-name="P8"><text:span text:style-name="Source_20_Text"><text:span text:style-name="T8">        </text:span></text:span><text:span text:style-name="Source_20_Text"><text:span text:style-name="T12">consumer c1 = </text:span></text:span><text:span text:style-name="Source_20_Text"><text:span text:style-name="T9">new</text:span></text:span><text:span text:style-name="T10"> </text:span><text:span text:style-name="Source_20_Text"><text:span text:style-name="T12">consumer(bqueue);</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7">// Create 1 thread each for producer</text:span></text:span></text:p>
                <text:p text:style-name="P8"><text:span text:style-name="Source_20_Text"><text:span text:style-name="T8">        </text:span></text:span><text:span text:style-name="Source_20_Text"><text:span text:style-name="T7">// and consumer and pass them their</text:span></text:span></text:p>
                <text:p text:style-name="P8"><text:span text:style-name="Source_20_Text"><text:span text:style-name="T8">        </text:span></text:span><text:span text:style-name="Source_20_Text"><text:span text:style-name="T7">// respective objects.</text:span></text:span></text:p>
                <text:p text:style-name="P8"><text:span text:style-name="Source_20_Text"><text:span text:style-name="T8">        </text:span></text:span><text:span text:style-name="Source_20_Text"><text:span text:style-name="T12">Thread pThread = </text:span></text:span><text:span text:style-name="Source_20_Text"><text:span text:style-name="T9">new</text:span></text:span><text:span text:style-name="T10"> </text:span><text:span text:style-name="Source_20_Text"><text:span text:style-name="T12">Thread(p1);</text:span></text:span></text:p>
                <text:p text:style-name="P8"><text:span text:style-name="Source_20_Text"><text:span text:style-name="T8">        </text:span></text:span><text:span text:style-name="Source_20_Text"><text:span text:style-name="T12">Thread cThread = </text:span></text:span><text:span text:style-name="Source_20_Text"><text:span text:style-name="T9">new</text:span></text:span><text:span text:style-name="T10"> </text:span><text:span text:style-name="Source_20_Text"><text:span text:style-name="T12">Thread(c1);</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7">// Start both threads</text:span></text:span></text:p>
                <text:p text:style-name="P8"><text:span text:style-name="Source_20_Text"><text:span text:style-name="T8">        </text:span></text:span><text:span text:style-name="Source_20_Text"><text:span text:style-name="T12">pThread.start();</text:span></text:span></text:p>
                <text:p text:style-name="P8"><text:span text:style-name="Source_20_Text"><text:span text:style-name="T8">        </text:span></text:span><text:span text:style-name="Source_20_Text"><text:span text:style-name="T12">cThread.start();</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12">}</text:span></text:span></text:p>
                <text:p text:style-name="P8"><text:span text:style-name="Source_20_Text"><text:span text:style-name="T8"> </text:span></text:span><text:span text:style-name="T8"> </text:span></text:p>
                <text:p text:style-name="P8"><text:span text:style-name="Source_20_Text"><text:span text:style-name="T9">class</text:span></text:span><text:span text:style-name="T10"> </text:span><text:span text:style-name="Source_20_Text"><text:span text:style-name="T12">producer </text:span></text:span><text:span text:style-name="Source_20_Text"><text:span text:style-name="T9">implements</text:span></text:span><text:span text:style-name="T10"> </text:span><text:span text:style-name="Source_20_Text"><text:span text:style-name="T12">Runnable {</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12">BlockingQueue&lt;Integer&gt; obj;</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9">public</text:span></text:span><text:span text:style-name="T10"> </text:span><text:span text:style-name="Source_20_Text"><text:span text:style-name="T12">producer(BlockingQueue&lt;Integer&gt; obj)</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9">this</text:span></text:span><text:span text:style-name="Source_20_Text"><text:span text:style-name="T12">.obj = obj;</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13">@Override</text:span></text:span><text:span text:style-name="T10"> </text:span><text:span text:style-name="Source_20_Text"><text:span text:style-name="T9">public</text:span></text:span><text:span text:style-name="T10"> </text:span><text:span text:style-name="Source_20_Text"><text:span text:style-name="T9">void</text:span></text:span><text:span text:style-name="T10"> </text:span><text:span text:style-name="Source_20_Text"><text:span text:style-name="T12">run()</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9">for</text:span></text:span><text:span text:style-name="T10"> </text:span><text:span text:style-name="Source_20_Text"><text:span text:style-name="T12">(</text:span></text:span><text:span text:style-name="Source_20_Text"><text:span text:style-name="T9">int</text:span></text:span><text:span text:style-name="T10"> </text:span><text:span text:style-name="Source_20_Text"><text:span text:style-name="T12">i = </text:span></text:span><text:span text:style-name="Source_20_Text"><text:span text:style-name="T14">1</text:span></text:span><text:span text:style-name="Source_20_Text"><text:span text:style-name="T12">; i &lt;= </text:span></text:span><text:span text:style-name="Source_20_Text"><text:span text:style-name="T14">4</text:span></text:span><text:span text:style-name="Source_20_Text"><text:span text:style-name="T12">; i++) {</text:span></text:span></text:p>
                <text:p text:style-name="P8"><text:span text:style-name="Source_20_Text"><text:span text:style-name="T8">            </text:span></text:span><text:span text:style-name="Source_20_Text"><text:span text:style-name="T9">try</text:span></text:span><text:span text:style-name="T10"> </text:span><text:span text:style-name="Source_20_Text"><text:span text:style-name="T12">{</text:span></text:span></text:p>
                <text:p text:style-name="P8"><text:span text:style-name="Source_20_Text"><text:span text:style-name="T8">                </text:span></text:span><text:span text:style-name="Source_20_Text"><text:span text:style-name="T12">obj.put(i);</text:span></text:span></text:p>
                <text:p text:style-name="P8"><text:span text:style-name="Source_20_Text"><text:span text:style-name="T8">                </text:span></text:span><text:span text:style-name="Source_20_Text"><text:span text:style-name="T12">System.out.println(</text:span></text:span><text:span text:style-name="Source_20_Text"><text:span text:style-name="T15">"Produced "</text:span></text:span><text:span text:style-name="T10"> </text:span><text:span text:style-name="Source_20_Text"><text:span text:style-name="T12">+ i);</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9">catch</text:span></text:span><text:span text:style-name="T10"> </text:span><text:span text:style-name="Source_20_Text"><text:span text:style-name="T12">(InterruptedException e) {</text:span></text:span></text:p>
                <text:p text:style-name="P8"><text:span text:style-name="Source_20_Text"><text:span text:style-name="T8">                </text:span></text:span><text:span text:style-name="Source_20_Text"><text:span text:style-name="T12">e.printStackTrace();</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12">}</text:span></text:span></text:p>
                <text:p text:style-name="P8"><text:soft-page-break/><text:span text:style-name="Source_20_Text"><text:span text:style-name="T8"> </text:span></text:span><text:span text:style-name="T8"> </text:span></text:p>
                <text:p text:style-name="P8"><text:span text:style-name="Source_20_Text"><text:span text:style-name="T9">class</text:span></text:span><text:span text:style-name="T10"> </text:span><text:span text:style-name="Source_20_Text"><text:span text:style-name="T12">consumer </text:span></text:span><text:span text:style-name="Source_20_Text"><text:span text:style-name="T9">implements</text:span></text:span><text:span text:style-name="T10"> </text:span><text:span text:style-name="Source_20_Text"><text:span text:style-name="T12">Runnable {</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12">BlockingQueue&lt;Integer&gt; obj;</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9">int</text:span></text:span><text:span text:style-name="T10"> </text:span><text:span text:style-name="Source_20_Text"><text:span text:style-name="T12">taken = -</text:span></text:span><text:span text:style-name="Source_20_Text"><text:span text:style-name="T14">1</text:span></text:span><text:span text:style-name="Source_20_Text"><text:span text:style-name="T12">;</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9">public</text:span></text:span><text:span text:style-name="T10"> </text:span><text:span text:style-name="Source_20_Text"><text:span text:style-name="T12">consumer(BlockingQueue&lt;Integer&gt; obj)</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9">this</text:span></text:span><text:span text:style-name="Source_20_Text"><text:span text:style-name="T12">.obj = obj;</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T8"> </text:span></text:p>
                <text:p text:style-name="P8"><text:span text:style-name="Source_20_Text"><text:span text:style-name="T8">    </text:span></text:span><text:span text:style-name="Source_20_Text"><text:span text:style-name="T13">@Override</text:span></text:span><text:span text:style-name="T10"> </text:span><text:span text:style-name="Source_20_Text"><text:span text:style-name="T9">public</text:span></text:span><text:span text:style-name="T10"> </text:span><text:span text:style-name="Source_20_Text"><text:span text:style-name="T9">void</text:span></text:span><text:span text:style-name="T10"> </text:span><text:span text:style-name="Source_20_Text"><text:span text:style-name="T12">run()</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9">while</text:span></text:span><text:span text:style-name="T10"> </text:span><text:span text:style-name="Source_20_Text"><text:span text:style-name="T12">(taken != </text:span></text:span><text:span text:style-name="Source_20_Text"><text:span text:style-name="T14">4</text:span></text:span><text:span text:style-name="Source_20_Text"><text:span text:style-name="T12">) {</text:span></text:span></text:p>
                <text:p text:style-name="P8"><text:span text:style-name="Source_20_Text"><text:span text:style-name="T8">            </text:span></text:span><text:span text:style-name="Source_20_Text"><text:span text:style-name="T9">try</text:span></text:span><text:span text:style-name="T10"> </text:span><text:span text:style-name="Source_20_Text"><text:span text:style-name="T12">{</text:span></text:span></text:p>
                <text:p text:style-name="P8"><text:span text:style-name="Source_20_Text"><text:span text:style-name="T8">                </text:span></text:span><text:span text:style-name="Source_20_Text"><text:span text:style-name="T12">taken = obj.take();</text:span></text:span></text:p>
                <text:p text:style-name="P8"><text:span text:style-name="Source_20_Text"><text:span text:style-name="T8">                </text:span></text:span><text:span text:style-name="Source_20_Text"><text:span text:style-name="T12">System.out.println(</text:span></text:span><text:span text:style-name="Source_20_Text"><text:span text:style-name="T15">"Consumed "</text:span></text:span><text:span text:style-name="T10"> </text:span><text:span text:style-name="Source_20_Text"><text:span text:style-name="T12">+ taken);</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9">catch</text:span></text:span><text:span text:style-name="T10"> </text:span><text:span text:style-name="Source_20_Text"><text:span text:style-name="T12">(InterruptedException e) {</text:span></text:span></text:p>
                <text:p text:style-name="P8"><text:span text:style-name="Source_20_Text"><text:span text:style-name="T8">                </text:span></text:span><text:span text:style-name="Source_20_Text"><text:span text:style-name="T12">e.printStackTrace();</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8">    </text:span></text:span><text:span text:style-name="Source_20_Text"><text:span text:style-name="T12">}</text:span></text:span></text:p>
                <text:p text:style-name="P8"><text:span text:style-name="Source_20_Text"><text:span text:style-name="T12">}</text:span></text:span></text:p>
              </table:table-cell>
            </table:table-row>
          </table:table>
          <text:p text:style-name="P20"/>
        </text:section>
      </text:section>
      <text:p text:style-name="P24"><text:span text:style-name="Strong_20_Emphasis"><text:span text:style-name="T5">Output</text:span></text:span></text:p>
      <text:p text:style-name="P3">Produced 1</text:p>
      <text:p text:style-name="P4">Produced 2</text:p>
      <text:p text:style-name="P4">Produced 3</text:p>
      <text:p text:style-name="P4">Produced 4</text:p>
      <text:p text:style-name="P4">Consumed 1</text:p>
      <text:p text:style-name="P4">Consumed 2</text:p>
      <text:p text:style-name="P4">Consumed 3</text:p>
      <text:p text:style-name="P4">Consumed 4</text:p>
      <text:p text:style-name="P22"> </text:p>
      <text:p text:style-name="P23"><text:soft-page-break/><text:span text:style-name="Strong_20_Emphasis"><text:span text:style-name="T2">Note:</text:span></text:span><text:span text:style-name="T2"> </text:span></text:p>
      <text:list xml:id="list2923635924" text:style-name="L9">
        <text:list-item>
          <text:p text:style-name="P16">The above program may give different orders of production and consumption with every run. But it is noteworthy that all the numbers produced will get consumed and there won’t be any inter-thread communication issues.</text:p>
        </text:list-item>
        <text:list-item>
          <text:p text:style-name="P28"><text:span text:style-name="Strong_20_Emphasis"><text:span text:style-name="T2">Poison element:</text:span></text:span><text:span text:style-name="T2"> This element signals the end of Production-Consumption activity, in the above example, 4 is the poison element.</text:span></text:p>
        </text:list-item>
        <text:list-item>
          <text:p text:style-name="P28"><text:span text:style-name="T2">In case the number of elements is not known beforehand, </text:span><text:a xlink:type="simple" xlink:href="https://www.geeksforgeeks.org/linkedblockingqueue-class-in-java/" text:style-name="Internet_20_link" text:visited-style-name="Visited_20_Internet_20_Link"><text:span text:style-name="T4">LinkedBlockingQueue</text:span></text:a><text:span text:style-name="T2"> can be used.</text:span></text:p>
        </text:list-item>
      </text:list>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Bitstream Vera Sans Mono', 'Courier New', Courier, monospace"/>
    <style:font-face style:name="Consolas1"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ofia-pro" svg:font-family="sofia-pro, sans-serif"/>
    <style:font-face style:name="var font-din" svg:font-family="'var font-di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3T17:25:49.829000000</dc:date>
    <meta:editing-duration>PT1M56S</meta:editing-duration>
    <meta:editing-cycles>1</meta:editing-cycles>
    <meta:generator>LibreOffice/7.2.0.4$Windows_X86_64 LibreOffice_project/9a9c6381e3f7a62afc1329bd359cc48accb6435b</meta:generator>
    <meta:document-statistic meta:table-count="3" meta:image-count="0" meta:object-count="0" meta:page-count="8" meta:paragraph-count="207" meta:word-count="1161" meta:character-count="8138" meta:non-whitespace-character-count="6267"/>
  </office:meta>
</office:document-meta>
</file>